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line-height="150%" fo:break-before="auto" fo:break-after="auto" style:writing-mode="lr-tb"/>
    </style:style>
    <style:style style:name="P6" style:family="paragraph" style:parent-style-name="Standard">
      <style:paragraph-properties fo:line-height="150%" style:writing-mode="lr-tb"/>
      <style:text-properties style:font-name="Times New Roman" style:font-name-asian="Times New Roman" style:font-name-complex="Times New Roman"/>
    </style:style>
    <style:style style:name="P7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8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9" style:family="paragraph" style:parent-style-name="Standard">
      <style:paragraph-properties fo:line-height="150%" fo:break-before="auto" fo:break-after="auto" style:writing-mode="lr-tb"/>
    </style:style>
    <style:style style:name="P10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P11" style:family="paragraph" style:parent-style-name="Standard">
      <style:paragraph-properties fo:line-height="150%" style:writing-mode="lr-tb"/>
      <style:text-properties style:font-name="Times New Roman" style:font-name-asian="Times New Roman" style:font-name-complex="Times New Roman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fo:font-weight="bold" style:font-name-asian="Times New Roman" style:font-weight-asian="bold" style:font-name-complex="Times New Roman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Aluno</text:span><text:span text:style-name="T1">: Daniella de Oliveira Costa<text:tab/><text:tab/><text:tab/><text:tab/></text:span><text:span text:style-name="T2">Data:</text:span><text:span text:style-name="T1"> 06/12/2013</text:span></text:p>
      <text:p text:style-name="P5"><text:span text:style-name="T2">Fase/Iteração:</text:span><text:span text:style-name="T1"> Sprint 10<text:tab/><text:tab/><text:tab/><text:tab/></text:span><text:span text:style-name="T2">Esforço Total:</text:span><text:span text:style-name="T1"> 1 horas</text:span></text:p>
      <text:p text:style-name="P4"/>
      <text:p text:style-name="P5"><text:span text:style-name="T2">Atividade: <text:s/>Relatorio de estado da configuração</text:span><text:span text:style-name="T1"><text:tab/></text:span><text:span text:style-name="T2">Esforço: <text:s/>0,5 horas</text:span></text:p>
      <text:p text:style-name="P4">Descrição: Atualização do documento de estado da configuração;</text:p>
      <text:p text:style-name="P4">Equipe: GCO, Rogérioe Thais</text:p>
      <text:p text:style-name="P6">Artefato: Relatório de estado da configuração</text:p>
      <text:p text:style-name="P5"><text:span text:style-name="T2">Atividade: <text:s/>Relatorio de estabelecimento da baseline</text:span><text:span text:style-name="T1"><text:tab/></text:span><text:span text:style-name="T2">Esforço: <text:s/>0,5 horas</text:span></text:p>
      <text:p text:style-name="P4">Descrição: Atualização do documento de estabelecimento de baseline</text:p>
      <text:p text:style-name="P4">Equipe: GCO, Rogérioe Thais</text:p>
      <text:p text:style-name="P6">Artefato: Relatório de estabelecimento da baseline</text:p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  <style:text-properties style:font-name="Times New Roman" style:font-name-asian="Times New Roman" style:font-name-complex="Times New Roman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Nome do Projeto</text:p>
        <text:p text:style-name="MP3">Relatório Individual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dc:title/>
    <meta:initial-creator/>
    <meta:editing-cycles>7</meta:editing-cycles>
    <dc:date>2013-12-06T19:55:38</dc:date>
    <meta:editing-duration>PT27S</meta:editing-duration>
    <meta:document-statistic meta:table-count="0" meta:image-count="0" meta:object-count="0" meta:page-count="1" meta:paragraph-count="13" meta:word-count="85" meta:character-count="632" meta:non-whitespace-character-count="550"/>
  </office:meta>
</office:document-meta>
</file>